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4951in" style:rel-column-width="52003*"/>
    </style:style>
    <style:style style:name="Table1.B" style:family="table-column">
      <style:table-column-properties style:column-width="1.4299in" style:rel-column-width="1353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1.6688in"/>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2.3076in"/>
    </style:style>
    <style:style style:name="Table1.4" style:family="table-row">
      <style:table-row-properties style:min-row-height="1.6271in"/>
    </style:style>
    <style:style style:name="Table1.5" style:family="table-row">
      <style:table-row-properties style:min-row-height="1.5in"/>
    </style:style>
    <style:style style:name="Table1.6" style:family="table-row">
      <style:table-row-properties style:min-row-height="1.85in"/>
    </style:style>
    <style:style style:name="P1" style:family="paragraph" style:parent-style-name="Table_20_Contents">
      <style:text-properties fo:font-weight="normal" officeooo:rsid="0019c60a" officeooo:paragraph-rsid="0019c60a" style:font-weight-asian="normal" style:font-weight-complex="normal"/>
    </style:style>
    <style:style style:name="P2" style:family="paragraph" style:parent-style-name="Table_20_Contents">
      <style:text-properties fo:font-weight="normal" officeooo:rsid="001d7668" officeooo:paragraph-rsid="001d7668" style:font-weight-asian="normal" style:font-weight-complex="normal"/>
    </style:style>
    <style:style style:name="P3" style:family="paragraph" style:parent-style-name="Table_20_Contents">
      <style:text-properties fo:font-weight="bold" officeooo:rsid="0016c4c3" officeooo:paragraph-rsid="0016c4c3" style:font-weight-asian="bold" style:font-weight-complex="bold"/>
    </style:style>
    <style:style style:name="P4" style:family="paragraph" style:parent-style-name="Table_20_Contents">
      <style:text-properties officeooo:paragraph-rsid="0016c4c3"/>
    </style:style>
    <style:style style:name="P5" style:family="paragraph" style:parent-style-name="Table_20_Contents" style:list-style-name="L1">
      <style:text-properties fo:font-weight="normal" officeooo:rsid="0019c60a" officeooo:paragraph-rsid="0019c60a" style:font-weight-asian="normal" style:font-weight-complex="normal"/>
    </style:style>
    <style:style style:name="P6" style:family="paragraph" style:parent-style-name="Table_20_Contents">
      <style:text-properties fo:font-weight="normal" officeooo:rsid="0019c60a" officeooo:paragraph-rsid="0019c60a" style:font-weight-asian="normal" style:font-weight-complex="normal"/>
    </style:style>
    <style:style style:name="P7" style:family="paragraph" style:parent-style-name="Table_20_Contents">
      <style:text-properties fo:font-weight="normal" officeooo:rsid="00222701" officeooo:paragraph-rsid="00222701" style:font-weight-asian="normal" style:font-weight-complex="normal"/>
    </style:style>
    <style:style style:name="P8" style:family="paragraph" style:parent-style-name="Table_20_Contents" style:list-style-name="L1">
      <style:text-properties officeooo:rsid="0019c60a" officeooo:paragraph-rsid="0019c60a"/>
    </style:style>
    <style:style style:name="T1" style:family="text">
      <style:text-properties fo:font-weight="normal" style:font-weight-asian="normal" style:font-weight-complex="normal"/>
    </style:style>
    <style:style style:name="T2" style:family="text">
      <style:text-properties fo:font-weight="normal" officeooo:rsid="0019c60a" style:font-weight-asian="normal" style:font-weight-complex="normal"/>
    </style:style>
    <style:style style:name="T3" style:family="text">
      <style:text-properties fo:font-weight="normal" officeooo:rsid="00202fad" style:font-weight-asian="normal" style:font-weight-complex="normal"/>
    </style:style>
    <style:style style:name="T4" style:family="text">
      <style:text-properties fo:font-weight="normal" officeooo:rsid="00222701" style:font-weight-asian="normal" style:font-weight-complex="normal"/>
    </style:style>
    <style:style style:name="T5" style:family="text">
      <style:text-properties fo:font-weight="bold" officeooo:rsid="0016c4c3" style:font-weight-asian="bold" style:font-weight-complex="bold"/>
    </style:style>
    <style:style style:name="T6" style:family="text">
      <style:text-properties officeooo:rsid="002002d4"/>
    </style:style>
    <style:style style:name="T7" style:family="text">
      <style:text-properties officeooo:rsid="002227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TEST: <text:span text:style-name="T2">Pattern-flyving</text:span><text:span text:style-name="T4">, GPS-sjekk</text:span></text:p>
          </table:table-cell>
          <table:table-cell table:style-name="Table1.B1" office:value-type="string">
            <text:p text:style-name="P4"><text:span text:style-name="T5">DATO: </text:span><text:span text:style-name="T2">3</text:span><text:span text:style-name="T4">1</text:span><text:span text:style-name="T2">.0</text:span><text:span text:style-name="T3">3</text:span><text:span text:style-name="T2">.20</text:span></text:p>
          </table:table-cell>
        </table:table-row>
        <table:table-row table:style-name="Table1.2">
          <table:table-cell table:style-name="Table1.A2" table:number-columns-spanned="2" office:value-type="string">
            <text:p text:style-name="P3">BESKRIVELSE:</text:p>
            <text:p text:style-name="P1">Dronen skal dekke en område ved å fly et bestemt mønster (pattern). Ved hjelp av QGroundControl lages et oppdrag der dronen flyr frem og tilbake over et område slik at alt blir dekket.</text:p>
            <text:p text:style-name="P1"/>
            <text:p text:style-name="P7">Kjører ny test da siden forrige vellykkede test har dronen kræsjet to ganger. Mistenker forstyrrelse av GPS signalet som årsak til dette og kjører derfor testen på et åpent område med god avstand til trær og bygninger.</text:p>
          </table:table-cell>
          <table:covered-table-cell/>
        </table:table-row>
        <table:table-row table:style-name="Table1.3">
          <table:table-cell table:style-name="Table1.A2" table:number-columns-spanned="2" office:value-type="string">
            <text:p text:style-name="P3">PROSEDYRE:</text:p>
            <text:list xml:id="list1332032714" text:style-name="L1">
              <text:list-item>
                <text:p text:style-name="P5">Lage oppdrag med pattern i QGroundControl</text:p>
              </text:list-item>
              <text:list-item>
                <text:p text:style-name="P8"><text:span text:style-name="T2">G</text:span><text:span text:style-name="T1">i dronen kommando om å følge oppdrag</text:span></text:p>
              </text:list-item>
            </text:list>
          </table:table-cell>
          <table:covered-table-cell/>
        </table:table-row>
        <table:table-row table:style-name="Table1.4">
          <table:table-cell table:style-name="Table1.A2" table:number-columns-spanned="2" office:value-type="string">
            <text:p text:style-name="P3">SUKSESSKRITERIER:</text:p>
            <text:p text:style-name="P1">Flyr gjennom hele oppdraget og kommer tilbake til utgangspunktet.</text:p>
          </table:table-cell>
          <table:covered-table-cell/>
        </table:table-row>
        <table:table-row table:style-name="Table1.5">
          <table:table-cell table:style-name="Table1.A2" table:number-columns-spanned="2" office:value-type="string">
            <text:p text:style-name="P3">RESULTAT:</text:p>
            <text:p text:style-name="P7">Følger oppsatt pattern helt nøyaktig. Ingen GPS-forstyrrelser.</text:p>
          </table:table-cell>
          <table:covered-table-cell/>
        </table:table-row>
        <table:table-row table:style-name="Table1.6">
          <table:table-cell table:style-name="Table1.A2" table:number-columns-spanned="2" office:value-type="string">
            <text:p text:style-name="P3">­EVENTUELLE TILTAK:</text:p>
            <text:p text:style-name="P2"/>
          </table:table-cell>
          <table:covered-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0T12:50:02.707733008</meta:creation-date>
    <dc:date>2020-04-07T19:23:41.688539927</dc:date>
    <meta:editing-duration>PT27M44S</meta:editing-duration>
    <meta:editing-cycles>9</meta:editing-cycles>
    <meta:generator>LibreOffice/6.3.5.2$Linux_X86_64 LibreOffice_project/30$Build-2</meta:generator>
    <meta:document-statistic meta:table-count="1" meta:image-count="0" meta:object-count="0" meta:page-count="1" meta:paragraph-count="13" meta:word-count="113" meta:character-count="724" meta:non-whitespace-character-count="627"/>
  </office:meta>
</office:document-meta>
</file>